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Filter.doFilterInternal( HttpServletRequest request , HttpServletResponse response , FilterChain filterCh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Filter.getMultipartResolve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Filter.lookupMultipartResol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Filter.lookupMultipartResolv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Filter.setMultipartResolverBeanName( String multipartResolv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